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2:08:13.109383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1T22:08:52.650184182</dc:date>
    <meta:editing-duration>PT7M30S</meta:editing-duration>
    <meta:editing-cycles>4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52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8cm" svg:width="42.73cm" svg:height="25.554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